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2fa3" officeooo:paragraph-rsid="00182fa3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82fa3" officeooo:paragraph-rsid="00182fa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7eec" officeooo:paragraph-rsid="001a7eec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1303a" officeooo:paragraph-rsid="0031303a"/>
    </style:style>
    <style:style style:name="P5" style:family="paragraph" style:parent-style-name="Standard">
      <style:paragraph-properties fo:text-align="start" style:justify-single-word="false"/>
      <style:text-properties officeooo:rsid="001ba736" officeooo:paragraph-rsid="001ba736"/>
    </style:style>
    <style:style style:name="P6" style:family="paragraph" style:parent-style-name="Standard">
      <style:paragraph-properties fo:text-align="start" style:justify-single-word="false"/>
      <style:text-properties officeooo:rsid="001ba736" officeooo:paragraph-rsid="001e950c"/>
    </style:style>
    <style:style style:name="P7" style:family="paragraph" style:parent-style-name="Standard">
      <style:paragraph-properties fo:text-align="start" style:justify-single-word="false"/>
      <style:text-properties officeooo:rsid="003394e6" officeooo:paragraph-rsid="003394e6"/>
    </style:style>
    <style:style style:name="P8" style:family="paragraph" style:parent-style-name="Standard">
      <style:paragraph-properties fo:text-align="start" style:justify-single-word="false"/>
      <style:text-properties officeooo:rsid="003907e8" officeooo:paragraph-rsid="003907e8"/>
    </style:style>
    <style:style style:name="P9" style:family="paragraph" style:parent-style-name="Standard">
      <style:paragraph-properties fo:text-align="start" style:justify-single-word="false"/>
      <style:text-properties officeooo:rsid="001e950c" officeooo:paragraph-rsid="001e950c"/>
    </style:style>
    <style:style style:name="P10" style:family="paragraph" style:parent-style-name="Standard">
      <style:paragraph-properties fo:text-align="start" style:justify-single-word="false"/>
      <style:text-properties officeooo:rsid="001e950c" officeooo:paragraph-rsid="003f2fd8"/>
    </style:style>
    <style:style style:name="P11" style:family="paragraph" style:parent-style-name="Standard">
      <style:paragraph-properties fo:text-align="start" style:justify-single-word="false"/>
      <style:text-properties officeooo:rsid="003907e8" officeooo:paragraph-rsid="003907e8"/>
    </style:style>
    <style:style style:name="P12" style:family="paragraph" style:parent-style-name="Standard">
      <style:paragraph-properties fo:text-align="start" style:justify-single-word="false"/>
      <style:text-properties officeooo:rsid="003dc916" officeooo:paragraph-rsid="003dc916"/>
    </style:style>
    <style:style style:name="P13" style:family="paragraph" style:parent-style-name="Standard">
      <style:paragraph-properties fo:text-align="start" style:justify-single-word="false"/>
      <style:text-properties officeooo:rsid="001ba736" officeooo:paragraph-rsid="001e950c"/>
    </style:style>
    <style:style style:name="T1" style:family="text">
      <style:text-properties officeooo:rsid="001c462d"/>
    </style:style>
    <style:style style:name="T2" style:family="text">
      <style:text-properties officeooo:rsid="003184e0"/>
    </style:style>
    <style:style style:name="T3" style:family="text">
      <style:text-properties officeooo:rsid="0034971e"/>
    </style:style>
    <style:style style:name="T4" style:family="text">
      <style:text-properties officeooo:rsid="0039b2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lligence Artificielle : Hey! That’s my fish</text:p>
      <text:p text:style-name="P1"/>
      <text:p text:style-name="P3">Introduction :</text:p>
      <text:p text:style-name="P3"/>
      <text:p text:style-name="P6">Dans le cadre de ce projet, <text:span text:style-name="T1">une des prérogatives est de développer une intelligence artificielle disposant de plusieurs niveau de difficultée : facile, moyen et difficile.</text:span></text:p>
      <text:p text:style-name="P10">Pour cela, il faut déterminer les différentes stratégies possibles et les classés. Ainsi, nous avons joué des parties ensembles afin d’établir un premier classement.</text:p>
      <text:p text:style-name="P10"/>
      <text:p text:style-name="P7">L’IA facile <text:span text:style-name="T3">dispose uniquement de mouvements aléatoires pour ses pinguins qui sont sur un iceberg avec d’autres joueurs.</text:span></text:p>
      <text:p text:style-name="P8">L’IA moyenne <text:span text:style-name="T4">propose différents coups possibles :</text:span></text:p>
      <text:p text:style-name="P8"/>
      <text:p text:style-name="P12">L’IA difficile :</text:p>
      <text:p text:style-name="P8"/>
      <text:p text:style-name="P9"/>
      <text:p text:style-name="P6"/>
      <text:p text:style-name="P4">Partie I : <text:span text:style-name="T2">kayak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58:48.144720972</meta:creation-date>
    <dc:date>2017-05-22T13:31:56.135526636</dc:date>
    <meta:editing-duration>PT14M21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91" meta:character-count="598" meta:non-whitespace-character-count="515"/>
  </office:meta>
</office:document-meta>
</file>